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D6000004386430955150BC74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6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2.572cm"/>
    </style:style>
    <style:style style:name="pr2" style:family="presentation" style:parent-style-name="Padrão-title">
      <style:graphic-properties fo:min-height="2.629cm"/>
    </style:style>
    <style:style style:name="pr3" style:family="presentation" style:parent-style-name="Padrão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5.588cm" svg:height="2.384cm" svg:x="-0.254cm" svg:y="1.172cm">
          <draw:text-box>
            <text:p>NPP potencial</text:p>
            <text:p>(CPTEC-PVM2)</text:p>
          </draw:text-box>
        </draw:frame>
        <draw:frame draw:style-name="gr2" draw:text-style-name="P2" draw:layer="layout" svg:width="4.826cm" svg:height="2.87cm" svg:x="0cm" svg:y="0.432cm">
          <draw:text-box>
            <text:p><text:span text:style-name="T1">Spinup</text:span></text:p>
          </draw:text-box>
        </draw:frame>
        <draw:frame draw:style-name="gr3" draw:text-style-name="P1" draw:layer="layout" svg:width="3.556cm" svg:height="3.806cm" svg:x="0.762cm" svg:y="5.08cm">
          <draw:text-box>
            <text:p><text:span text:style-name="T1">Traits</text:span></text:p>
            <text:p><text:span text:style-name="T2">Allocation</text:span></text:p>
            <text:p><text:span text:style-name="T2">Residence time</text:span></text:p>
            <text:p/>
          </draw:text-box>
        </draw:frame>
        <draw:frame draw:style-name="gr4" draw:text-style-name="P1" draw:layer="layout" svg:width="8.636cm" svg:height="1.038cm" svg:x="6.604cm" svg:y="0.508cm">
          <draw:text-box>
            <text:p>Fotossíntese</text:p>
          </draw:text-box>
        </draw:frame>
        <draw:frame draw:style-name="gr5" draw:text-style-name="P1" draw:layer="layout" svg:width="8.636cm" svg:height="0.962cm" svg:x="7.366cm" svg:y="3.556cm">
          <draw:text-box>
            <text:p>NPP</text:p>
          </draw:text-box>
        </draw:frame>
        <draw:frame draw:style-name="gr6" draw:text-style-name="P2" draw:layer="layout" svg:width="8.636cm" svg:height="3.095cm" svg:x="6.858cm" svg:y="5.842cm">
          <draw:text-box>
            <text:p><text:span text:style-name="T1">Carbon pools</text:span></text:p>
            <text:p><text:span text:style-name="T2">Leaf</text:span></text:p>
            <text:p><text:span text:style-name="T2">Abgw</text:span></text:p>
            <text:p><text:span text:style-name="T2">Fine roots</text:span></text:p>
          </draw:text-box>
        </draw:frame>
        <draw:frame draw:style-name="gr7" draw:text-style-name="P1" draw:layer="layout" svg:width="2.794cm" svg:height="1.673cm" svg:x="20.828cm" svg:y="0.613cm">
          <draw:text-box>
            <text:p>Water balance</text:p>
          </draw:text-box>
        </draw:frame>
        <draw:frame draw:style-name="gr6" draw:text-style-name="P1" draw:layer="layout" svg:width="4.572cm" svg:height="3.095cm" svg:x="6.858cm" svg:y="10.414cm">
          <draw:text-box>
            <text:p>Grid-cell occupation</text:p>
            <text:p>(based on biomass-ratio)</text:p>
          </draw:text-box>
        </draw:frame>
        <draw:line draw:style-name="gr8" draw:text-style-name="P3" draw:layer="layout" svg:x1="4.318cm" svg:y1="6.35cm" svg:x2="7.62cm" svg:y2="4.064cm">
          <text:p/>
        </draw:line>
        <draw:line draw:style-name="gr8" draw:text-style-name="P3" draw:layer="layout" svg:x1="8.128cm" svg:y1="4.318cm" svg:x2="8.128cm" svg:y2="5.842cm">
          <text:p/>
        </draw:line>
        <draw:line draw:style-name="gr8" draw:text-style-name="P3" draw:layer="layout" svg:x1="8.128cm" svg:y1="1.546cm" svg:x2="8.128cm" svg:y2="3.81cm">
          <text:p/>
        </draw:line>
        <draw:line draw:style-name="gr8" draw:text-style-name="P3" draw:layer="layout" svg:x1="8.128cm" svg:y1="2.286cm" svg:x2="10.414cm" svg:y2="2.286cm">
          <text:p/>
        </draw:line>
        <draw:frame draw:style-name="gr5" draw:text-style-name="P1" draw:layer="layout" svg:width="8.636cm" svg:height="0.962cm" svg:x="10.668cm" svg:y="1.832cm">
          <draw:text-box>
            <text:p>respiração</text:p>
          </draw:text-box>
        </draw:frame>
        <draw:line draw:style-name="gr8" draw:text-style-name="P3" draw:layer="layout" svg:x1="8.128cm" svg:y1="8.636cm" svg:x2="8.128cm" svg:y2="10.668cm">
          <text:p/>
        </draw:line>
        <draw:line draw:style-name="gr8" draw:text-style-name="P3" draw:layer="layout" svg:x1="8.128cm" svg:y1="9.398cm" svg:x2="10.16cm" svg:y2="9.398cm">
          <text:p/>
        </draw:line>
        <draw:frame draw:style-name="gr5" draw:text-style-name="P1" draw:layer="layout" svg:width="8.636cm" svg:height="0.962cm" svg:x="10.16cm" svg:y="8.69cm">
          <draw:text-box>
            <text:p>mortalidade</text:p>
          </draw:text-box>
        </draw:frame>
        <draw:frame draw:style-name="gr1" draw:text-style-name="P1" draw:layer="layout" svg:width="5.842cm" svg:height="2.384cm" svg:x="6.858cm" svg:y="14.38cm">
          <draw:text-box>
            <text:p>Updates:processos</text:p>
          </draw:text-box>
        </draw:frame>
        <draw:line draw:style-name="gr8" draw:text-style-name="P3" draw:layer="layout" svg:x1="21.082cm" svg:y1="1.27cm" svg:x2="10.668cm" svg:y2="1.27cm">
          <text:p/>
        </draw:line>
        <draw:line draw:style-name="gr8" draw:text-style-name="P3" draw:layer="layout" svg:x1="5.334cm" svg:y1="3.302cm" svg:x2="7.366cm" svg:y2="4.064cm">
          <text:p/>
        </draw:line>
        <draw:line draw:style-name="gr8" draw:text-style-name="P3" draw:layer="layout" svg:x1="2.54cm" svg:y1="5.08cm" svg:x2="2.54cm" svg:y2="3.302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0" draw:text-style-name="P5" draw:layer="layout" svg:width="27.999cm" svg:height="9.201cm" svg:x="0.277cm" svg:y="3.391cm">
          <draw:image xlink:href="Pictures/1000000000000CD6000004386430955150BC74F0.png" xlink:type="simple" xlink:show="embed" xlink:actuate="onLoad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09:32:26.655468806</meta:creation-date>
    <meta:editing-duration>P5DT8H13M24S</meta:editing-duration>
    <meta:editing-cycles>3</meta:editing-cycles>
    <meta:generator>LibreOffice/6.0.7.3$Linux_X86_64 LibreOffice_project/00m0$Build-3</meta:generator>
    <meta:initial-creator>Bianca Rius</meta:initial-creator>
    <dc:date>2021-05-18T17:55:51.132767315</dc:date>
    <dc:creator>Bianca Rius</dc:creator>
    <meta:document-statistic meta:object-count="48"/>
  </office:meta>
</office:document-meta>
</file>